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5cm" fo:min-width="0.251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3.05cm" fo:min-width="10.2cm"/>
    </style:style>
    <style:style style:name="gr9" style:family="graphic" style:parent-style-name="standard">
      <style:graphic-properties draw:stroke="none" svg:stroke-color="#000000" draw:fill="none" draw:fill-color="#ffffff" fo:min-height="0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4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font-name="DejaVu Math TeX Gyre" fo:font-size="12pt" style:font-size-asian="12pt" style:font-size-complex="12pt"/>
    </style:style>
    <style:style style:name="T3" style:family="text">
      <style:text-properties style:text-position="-33% 58%" style:font-name="DejaVu Math TeX Gyre" fo:font-size="12pt" style:font-size-asian="12pt" style:font-size-complex="12pt"/>
    </style:style>
    <style:style style:name="T4" style:family="text">
      <style:text-properties style:text-position="0% 100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5cm" svg:y1="10cm" svg:x2="11.5cm" svg:y2="10cm">
          <text:p/>
        </draw:line>
        <draw:custom-shape draw:style-name="gr2" draw:text-style-name="P1" xml:id="id1" draw:id="id1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8cm" svg:height="0.602cm" svg:x="11.306cm" svg:y="9.699cm">
          <draw:text-box>
            <text:p text:style-name="P2"><text:span text:style-name="T1">+</text:span></text:p>
          </draw:text-box>
        </draw:frame>
        <draw:frame draw:style-name="gr4" draw:text-style-name="P3" draw:layer="layout" svg:width="0.788cm" svg:height="0.602cm" svg:x="11.7cm" svg:y="10cm">
          <draw:text-box>
            <text:p text:style-name="P2"><text:span text:style-name="T1">-</text:span></text:p>
          </draw:text-box>
        </draw:frame>
        <draw:custom-shape draw:style-name="gr5" draw:text-style-name="P1" xml:id="id2" draw:id="id2" draw:layer="layout" svg:width="1cm" svg:height="2cm" svg:x="14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495cm" svg:height="1.003cm" svg:x="14.253cm" svg:y="9.4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1" draw:text-style-name="P1" draw:layer="layout" svg:x1="12.5cm" svg:y1="10cm" svg:x2="14cm" svg:y2="10cm" draw:start-shape="id1" draw:start-glue-point="10" draw:end-shape="id2" draw:end-glue-point="3" svg:d="M12500 10000h1500" svg:viewBox="0 0 1501 1">
          <text:p/>
        </draw:connector>
        <draw:custom-shape draw:style-name="gr7" draw:text-style-name="P5" draw:layer="layout" svg:width="1.5cm" svg:height="1.5cm" draw:transform="rotate (-1.5707963267949) translate (18cm 9.25cm)">
          <text:p/>
          <draw:enhanced-geometry svg:viewBox="0 0 21600 21600" draw:glue-points="?f0 0 ?f1 10800 0 21600 10800 21600 21600 21600 ?f7 10800" draw:text-areas="?f1 10800 ?f2 18000 ?f3 7200 ?f4 21600" draw:type="isosceles-triangle" draw:modifiers="10751.4242878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" xml:id="id3" draw:id="id3" draw:layer="layout" svg:width="0.584cm" svg:height="1.003cm" svg:x="16.624cm" svg:y="9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10.7cm" svg:height="3.3cm" svg:x="9.4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cm" svg:height="0.775cm" svg:x="9.5cm" svg:y="9.1cm">
          <draw:text-box>
            <text:p><text:span text:style-name="T2">U</text:span><text:span text:style-name="T3">in</text:span><text:span text:style-name="T4">(s)</text:span></text:p>
          </draw:text-box>
        </draw:frame>
        <draw:frame draw:style-name="gr9" draw:text-style-name="P6" draw:layer="layout" svg:width="1.6cm" svg:height="0.775cm" svg:x="18.4cm" svg:y="9.025cm">
          <draw:text-box>
            <text:p><text:span text:style-name="T2">U</text:span><text:span text:style-name="T3">r</text:span><text:span text:style-name="T4">(s)</text:span></text:p>
          </draw:text-box>
        </draw:frame>
        <draw:connector draw:style-name="gr1" draw:text-style-name="P1" draw:layer="layout" svg:x1="15cm" svg:y1="10cm" svg:x2="16.624cm" svg:y2="10.001cm" draw:start-shape="id2" draw:start-glue-point="1" draw:end-shape="id3" draw:end-glue-point="3" svg:d="M15000 10000h813v1h811" svg:viewBox="0 0 1625 2">
          <text:p/>
        </draw:connector>
        <draw:line draw:style-name="gr1" draw:text-style-name="P1" xml:id="id4" draw:id="id4" draw:layer="layout" svg:x1="18cm" svg:y1="10cm" svg:x2="20cm" svg:y2="10cm">
          <text:p/>
        </draw:line>
        <draw:connector draw:style-name="gr1" draw:text-style-name="P1" draw:layer="layout" draw:line-skew="0.999cm" svg:x1="19cm" svg:y1="10cm" svg:x2="12cm" svg:y2="10.5cm" draw:start-shape="id4" draw:start-glue-point="0" draw:end-shape="id1" draw:end-glue-point="8" svg:d="M19000 10000v2000h-7000v-1500" svg:viewBox="0 0 70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2-23T08:20:30.995123398</dc:date>
    <meta:editing-duration>PT34M31S</meta:editing-duration>
    <meta:editing-cycles>22</meta:editing-cycles>
    <meta:generator>LibreOffice/6.1.5.2$Linux_X86_64 LibreOffice_project/1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frac>
      <mi>R</mi>
      <mi>L</mi>
    </mfrac>
    <annotation encoding="StarMath 5.0">{R} over {L} </annotation>
  </semantics>
</math>
</file>

<file path=Object 2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